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000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0000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="thin solid #000000" fo:background-color="#92D050"/>
    </style:style>
    <style:style style:name="ce32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3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7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Excel_32_Built-in_32_Normal" style:data-style-name="N36">
      <style:table-cell-properties style:vertical-align="middle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0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2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7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8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7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8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9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59.25pt" style:use-optimal-row-height="false" fo:break-before="auto"/>
    </style:style>
    <style:style style:name="ro6" style:family="table-row">
      <style:table-row-properties style:row-height="36.7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47.25pt" style:use-optimal-row-height="false" fo:break-before="auto"/>
    </style:style>
    <style:style style:name="ro10" style:family="table-row">
      <style:table-row-properties style:row-height="37.5pt" style:use-optimal-row-height="false" fo:break-before="auto"/>
    </style:style>
    <style:style style:name="ro11" style:family="table-row">
      <style:table-row-properties style:row-height="39pt" style:use-optimal-row-height="false" fo:break-before="auto"/>
    </style:style>
    <style:style style:name="ro12" style:family="table-row">
      <style:table-row-properties style:row-height="51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0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2">
            <text:p>Name of System:</text:p>
          </table:table-cell>
          <table:table-cell office:value-type="string" table:style-name="ce2">
            <text:p>Airline Booker 9001</text:p>
          </table:table-cell>
          <table:table-cell table:number-columns-repeated="3" table:style-name="ce2"/>
          <table:table-cell office:value-type="string" table:style-name="ce2">
            <text:p>Date:</text:p>
          </table:table-cell>
          <table:table-cell table:style-name="ce2"/>
          <table:table-cell office:value-type="string" table:style-name="ce2">
            <text:p>19th-March-2016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Tester:</text:p>
          </table:table-cell>
          <table:table-cell office:value-type="string" table:style-name="ce2">
            <text:p>CM</text:p>
          </table:table-cell>
          <table:table-cell table:number-columns-repeated="3" table:style-name="ce2"/>
          <table:table-cell office:value-type="string" table:style-name="ce2">
            <text:p>Input form:</text:p>
          </table:table-cell>
          <table:table-cell table:style-name="ce2"/>
          <table:table-cell office:value-type="string" table:style-name="ce2">
            <text:p>Manual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table:number-columns-repeated="3" table:style-name="ce2"/>
          <table:table-cell table:number-columns-repeated="6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office:value-type="string" table:number-columns-spanned="2" table:number-rows-spanned="1" table:style-name="ce23">
            <text:p>Inputs</text:p>
          </table:table-cell>
          <table:covered-table-cell/>
          <table:table-cell office:value-type="string" table:number-columns-spanned="2" table:number-rows-spanned="1" table:style-name="ce23">
            <text:p>Expected Results</text:p>
          </table:table-cell>
          <table:covered-table-cell/>
          <table:table-cell office:value-type="string" table:number-columns-spanned="2" table:number-rows-spanned="1" table:style-name="ce23">
            <text:p>Actual Results</text:p>
          </table:table-cell>
          <table:covered-table-cell/>
          <table:table-cell table:style-name="ce6"/>
          <table:table-cell table:style-name="ce5"/>
          <table:table-cell table:style-name="ce6"/>
          <table:table-cell table:style-name="ce7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24">
            <text:p>Test Case</text:p>
          </table:table-cell>
          <table:covered-table-cell/>
          <table:table-cell office:value-type="string" table:style-name="ce8">
            <text:p>Data Type</text:p>
          </table:table-cell>
          <table:table-cell office:value-type="string" table:style-name="ce9">
            <text:p>Test Typ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Field</text:p>
          </table:table-cell>
          <table:table-cell office:value-type="string" table:style-name="ce8">
            <text:p>Data Valu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Pass/Fail</text:p>
          </table:table-cell>
          <table:table-cell office:value-type="string" table:style-name="ce9">
            <text:p>Comments</text:p>
          </table:table-cell>
          <table:table-cell office:value-type="string" table:number-columns-spanned="2" table:number-rows-spanned="1" table:style-name="ce25">
            <text:p>Recommendation</text:p>
          </table:table-cell>
          <table:covered-table-cell/>
          <table:table-cell table:number-columns-repeated="16370"/>
        </table:table-row>
        <table:table-row table:style-name="ro2">
          <table:table-cell office:value-type="float" office:value="1.1000000000000001" table:number-columns-spanned="2" table:number-rows-spanned="1" table:style-name="ce26">
            <text:p>1.1</text:p>
          </table:table-cell>
          <table:covered-table-cell/>
          <table:table-cell table:style-name="ce2"/>
          <table:table-cell office:value-type="string" table:style-name="ce2">
            <text:p>System</text:p>
          </table:table-cell>
          <table:table-cell office:value-type="string" table:number-columns-spanned="2" table:number-rows-spanned="1" table:style-name="ce27">
            <text:p>Left click on the “Exit” button</text:p>
            <text:p>Left click on “Clear” button</text:p>
            <text:p>Left click on “Help” button</text:p>
            <text:p/>
          </table:table-cell>
          <table:covered-table-cell/>
          <table:table-cell office:value-type="string" table:number-columns-spanned="2" table:number-rows-spanned="1" table:style-name="ce28">
            <text:p>Program Exits</text:p>
            <text:p>All input elements reset</text:p>
            <text:p>Displays Help GUI-overlay</text:p>
          </table:table-cell>
          <table:covered-table-cell/>
          <table:table-cell office:value-type="string" table:number-columns-spanned="2" table:number-rows-spanned="1" table:style-name="ce28">
            <text:p>As expected</text:p>
            <text:p>As expected</text:p>
            <text:p>Feature not available for testing</text:p>
          </table:table-cell>
          <table:covered-table-cell/>
          <table:table-cell office:value-type="string" table:style-name="ce11">
            <text:p>Fail</text:p>
          </table:table-cell>
          <table:table-cell office:value-type="string" table:style-name="ce12">
            <text:p>Other menu functionality tested in <text:s/>Unit tests.</text:p>
          </table:table-cell>
          <table:table-cell office:value-type="string" table:number-columns-spanned="2" table:number-rows-spanned="1" table:style-name="ce29">
            <text:p>Feature requires an additional pass.</text:p>
          </table:table-cell>
          <table:covered-table-cell/>
          <table:table-cell table:number-columns-repeated="16370"/>
        </table:table-row>
        <table:table-row table:style-name="ro3">
          <table:table-cell table:number-columns-repeated="3" table:style-name="ce3"/>
          <table:table-cell table:style-name="ce13"/>
          <table:table-cell table:style-name="ce14"/>
          <table:table-cell table:style-name="ce15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number-columns-repeated="16370"/>
        </table:table-row>
        <table:table-row table:style-name="ro4">
          <table:table-cell office:value-type="float" office:value="1.1000000000000001" table:number-columns-spanned="2" table:number-rows-spanned="9" table:style-name="ce54">
            <text:p>1.1</text:p>
          </table:table-cell>
          <table:covered-table-cell/>
          <table:table-cell office:value-type="string" table:number-columns-spanned="1" table:number-rows-spanned="9" table:style-name="ce54">
            <text:p>Normal</text:p>
          </table:table-cell>
          <table:table-cell office:value-type="string" table:number-columns-spanned="1" table:number-rows-spanned="9" table:style-name="ce55">
            <text:p>Unit</text:p>
          </table:table-cell>
          <table:table-cell office:value-type="string" table:number-columns-spanned="2" table:number-rows-spanned="1" table:style-name="ce35">
            <text:p>Ensure “Chicago” is not an option for Destination combobox</text:p>
          </table:table-cell>
          <table:covered-table-cell/>
          <table:table-cell office:value-type="string" table:number-columns-spanned="2" table:number-rows-spanned="10" table:style-name="ce36">
            <text:p>Name: Joe Bloggs</text:p>
            <text:p>Booking ID: bf4dc8c8-8f83-4c7d-9d10-99d43eedb96e</text:p>
            <text:p>Trip Type: One-way</text:p>
            <text:p>Departure(s)/Destination(s):</text:p>
            <text:p>{1={Chicago=Tokyo}}</text:p>
            <text:p>Seat Type: Business Class</text:p>
            <text:p>Carry-on: false</text:p>
            <text:p/>
          </table:table-cell>
          <table:covered-table-cell/>
          <table:table-cell office:value-type="string" table:number-columns-spanned="2" table:number-rows-spanned="10" table:style-name="ce36">
            <text:p>Name: Joe Bloggs</text:p>
            <text:p>Booking ID: bf4dc8c8-8f83-4c7d-9d10-99d43eedb96e</text:p>
            <text:p>Trip Type: One-way</text:p>
            <text:p>Departure(s)/Destination(s):</text:p>
            <text:p>{1={Chicago=Tokyo}}</text:p>
            <text:p>Seat Type: Business Class</text:p>
            <text:p>Carry-on: false</text:p>
          </table:table-cell>
          <table:covered-table-cell/>
          <table:table-cell office:value-type="string" table:number-columns-spanned="1" table:number-rows-spanned="9" table:style-name="ce56">
            <text:p>Pass</text:p>
          </table:table-cell>
          <table:table-cell table:style-name="ce7"/>
          <table:table-cell office:value-type="string" table:number-columns-spanned="2" table:number-rows-spanned="9" table:style-name="ce30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37">
            <text:p>Enter “Customer Name”</text:p>
          </table:table-cell>
          <table:table-cell office:value-type="string" table:style-name="ce37">
            <text:p>Joe 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number of stops</text:p>
          </table:table-cell>
          <table:table-cell office:value-type="string" table:style-name="ce37">
            <text:p>One-way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Departure</text:p>
          </table:table-cell>
          <table:table-cell office:value-type="string" table:style-name="ce37">
            <text:p>Chicag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Destination</text:p>
          </table:table-cell>
          <table:table-cell office:value-type="string" table:style-name="ce37">
            <text:p>Toky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Seat type</text:p>
          </table:table-cell>
          <table:table-cell office:value-type="string" table:style-name="ce37">
            <text:p>Business Clas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8">
            <text:p>Ensure carry-on is not sel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8">
            <text:p>Left click on “Preview” and “Confirm” to save chan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8">
            <text:p>Ensure details are saved to “orders.txt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table-cell table:number-columns-repeated="4" table:style-name="ce57"/>
          <table:table-cell table:number-columns-repeated="2" table:style-name="ce58"/>
          <table:covered-table-cell/>
          <table:covered-table-cell/>
          <table:covered-table-cell/>
          <table:covered-table-cell/>
          <table:table-cell table:style-name="ce57"/>
          <table:table-cell table:style-name="ce17"/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1.1000000000000001" table:number-columns-spanned="2" table:number-rows-spanned="10" table:style-name="ce54">
            <text:p>1.1</text:p>
          </table:table-cell>
          <table:covered-table-cell/>
          <table:table-cell office:value-type="string" table:number-columns-spanned="1" table:number-rows-spanned="10" table:style-name="ce54">
            <text:p>Abnormal</text:p>
          </table:table-cell>
          <table:table-cell office:value-type="string" table:number-columns-spanned="1" table:number-rows-spanned="10" table:style-name="ce55">
            <text:p>Unit</text:p>
          </table:table-cell>
          <table:table-cell office:value-type="string" table:number-columns-spanned="2" table:number-rows-spanned="1" table:style-name="ce38">
            <text:p>Ensure “Chicago” is not an option for Destination combobox</text:p>
          </table:table-cell>
          <table:covered-table-cell/>
          <table:table-cell office:value-type="string" table:number-columns-spanned="2" table:number-rows-spanned="10" table:style-name="ce39">
            <text:p>Pop-up is shown, asking for a Customer Name</text:p>
          </table:table-cell>
          <table:covered-table-cell/>
          <table:table-cell office:value-type="string" table:number-columns-spanned="2" table:number-rows-spanned="10" table:style-name="ce39">
            <text:p>Pop-up is shown, asking for a Customer Name</text:p>
          </table:table-cell>
          <table:covered-table-cell/>
          <table:table-cell office:value-type="string" table:number-columns-spanned="1" table:number-rows-spanned="9" table:style-name="ce56">
            <text:p>Pass</text:p>
          </table:table-cell>
          <table:table-cell table:style-name="ce7"/>
          <table:table-cell office:value-type="string" table:number-columns-spanned="2" table:number-rows-spanned="9" table:style-name="ce30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37">
            <text:p>Enter “Customer Name”</text:p>
          </table:table-cell>
          <table:table-cell table:style-name="ce37"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number of stops</text:p>
          </table:table-cell>
          <table:table-cell office:value-type="string" table:style-name="ce37">
            <text:p>One-way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Departure</text:p>
          </table:table-cell>
          <table:table-cell office:value-type="string" table:style-name="ce37">
            <text:p>Chicag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Destination</text:p>
          </table:table-cell>
          <table:table-cell office:value-type="string" table:style-name="ce37">
            <text:p>Tokyo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37">
            <text:p>Select Seat type</text:p>
          </table:table-cell>
          <table:table-cell office:value-type="string" table:style-name="ce37">
            <text:p>Business Clas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8">
            <text:p>Ensure carry-on is not sel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57"/>
          <table:covered-table-cell/>
          <table:covered-table-cell/>
          <table:covered-table-cell/>
          <table:covered-table-cell/>
          <table:covered-table-cell/>
          <table:table-cell table:style-name="ce16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57"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58"/>
          <table:covered-table-cell/>
          <table:covered-table-cell/>
          <table:covered-table-cell/>
          <table:covered-table-cell/>
          <table:table-cell table:style-name="ce57"/>
          <table:table-cell table:style-name="ce17"/>
          <table:table-cell table:number-columns-repeated="1012" table:style-name="ce2"/>
          <table:table-cell table:number-columns-repeated="15360"/>
        </table:table-row>
        <table:table-row table:style-name="ro6">
          <table:table-cell office:value-type="float" office:value="1.2" table:number-columns-spanned="2" table:number-rows-spanned="6" table:style-name="ce54">
            <text:p>1.2</text:p>
          </table:table-cell>
          <table:covered-table-cell/>
          <table:table-cell office:value-type="string" table:number-columns-spanned="1" table:number-rows-spanned="6" table:style-name="ce54">
            <text:p>Normal</text:p>
          </table:table-cell>
          <table:table-cell office:value-type="string" table:number-columns-spanned="1" table:number-rows-spanned="6" table:style-name="ce55">
            <text:p>Unit</text:p>
          </table:table-cell>
          <table:table-cell office:value-type="string" table:style-name="ce40">
            <text:p>Enter Password</text:p>
          </table:table-cell>
          <table:table-cell office:value-type="string" table:style-name="ce59">
            <text:p>P@$$w0rd</text:p>
          </table:table-cell>
          <table:table-cell office:value-type="string" table:number-columns-spanned="2" table:number-rows-spanned="2" table:style-name="ce41">
            <text:p>"Maintenance" window opens correctly</text:p>
          </table:table-cell>
          <table:covered-table-cell/>
          <table:table-cell office:value-type="string" table:number-columns-spanned="2" table:number-rows-spanned="2" table:style-name="ce42">
            <text:p>"Maintenance" window opens correctly</text:p>
          </table:table-cell>
          <table:covered-table-cell/>
          <table:table-cell office:value-type="string" table:number-columns-spanned="1" table:number-rows-spanned="6" table:style-name="ce56">
            <text:p>Pass</text:p>
          </table:table-cell>
          <table:table-cell table:style-name="ce18"/>
          <table:table-cell office:value-type="string" table:number-columns-spanned="2" table:number-rows-spanned="6" table:style-name="ce30">
            <text:p>Feature complete.</text:p>
          </table:table-cell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3">
            <text:p>Left Click on "Maintenanc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covered-table-cell/>
          <table:covered-table-cell/>
          <table:table-cell table:number-columns-repeated="16370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4">
            <text:p>Select the textbox, input "Houston" and select "Add"</text:p>
          </table:table-cell>
          <table:covered-table-cell/>
          <table:table-cell office:value-type="string" table:number-columns-spanned="2" table:number-rows-spanned="1" table:style-name="ce44">
            <text:p>Houston is added to the combobox list</text:p>
          </table:table-cell>
          <table:covered-table-cell/>
          <table:table-cell office:value-type="string" table:number-columns-spanned="2" table:number-rows-spanned="1" table:style-name="ce44">
            <text:p>Houston is added to the combobox list</text:p>
          </table:table-cell>
          <table:covered-table-cell/>
          <table:covered-table-cell/>
          <table:table-cell table:style-name="ce19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4">
            <text:p>Select another airport from the combobox list, <text:s/>and left click on "Delete"</text:p>
          </table:table-cell>
          <table:covered-table-cell/>
          <table:table-cell office:value-type="string" table:number-columns-spanned="2" table:number-rows-spanned="1" table:style-name="ce44">
            <text:p>Selected Airport is deleted from the combobox list</text:p>
          </table:table-cell>
          <table:covered-table-cell/>
          <table:table-cell office:value-type="string" table:number-columns-spanned="2" table:number-rows-spanned="1" table:style-name="ce44">
            <text:p>Selected Airport is deleted from the combobox list</text:p>
          </table:table-cell>
          <table:covered-table-cell/>
          <table:covered-table-cell/>
          <table:table-cell table:style-name="ce19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5">
            <text:p>Confirm details in the TextArea match the details from "orders.txt"</text:p>
          </table:table-cell>
          <table:covered-table-cell/>
          <table:table-cell office:value-type="string" table:number-columns-spanned="2" table:number-rows-spanned="1" table:style-name="ce45">
            <text:p>Details in the TextArea match the details from the current "orders.txt"</text:p>
          </table:table-cell>
          <table:covered-table-cell/>
          <table:table-cell office:value-type="string" table:number-columns-spanned="2" table:number-rows-spanned="1" table:style-name="ce45">
            <text:p>Details in the TextArea match the details from the current "orders.txt"</text:p>
          </table:table-cell>
          <table:covered-table-cell/>
          <table:covered-table-cell/>
          <table:table-cell table:style-name="ce19"/>
          <table:covered-table-cell/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6">
            <text:p>Left click on "Save changes" and confirm changes have been updated to "airports.csv"</text:p>
          </table:table-cell>
          <table:covered-table-cell/>
          <table:table-cell office:value-type="string" table:number-columns-spanned="2" table:number-rows-spanned="1" table:style-name="ce46">
            <text:p>Details in the "airports.csv" reflect the changes made in the maintenance mode.</text:p>
          </table:table-cell>
          <table:covered-table-cell/>
          <table:table-cell office:value-type="string" table:number-columns-spanned="2" table:number-rows-spanned="1" table:style-name="ce46">
            <text:p>Details in the "airports.csv" reflect the changes made in the maintenance mode.</text:p>
          </table:table-cell>
          <table:covered-table-cell/>
          <table:covered-table-cell/>
          <table:table-cell table:style-name="ce20"/>
          <table:covered-table-cell/>
          <table:covered-table-cell/>
          <table:table-cell table:number-columns-repeated="16370"/>
        </table:table-row>
        <table:table-row table:style-name="ro9">
          <table:table-cell office:value-type="float" office:value="1.2" table:number-columns-spanned="1" table:number-rows-spanned="4" table:style-name="ce54">
            <text:p>1.2</text:p>
          </table:table-cell>
          <table:table-cell table:number-columns-spanned="1" table:number-rows-spanned="4" table:style-name="ce54"/>
          <table:table-cell office:value-type="string" table:number-columns-spanned="1" table:number-rows-spanned="4" table:style-name="ce54">
            <text:p>Abnormal</text:p>
          </table:table-cell>
          <table:table-cell office:value-type="string" table:number-columns-spanned="1" table:number-rows-spanned="4" table:style-name="ce55">
            <text:p>Unit</text:p>
          </table:table-cell>
          <table:table-cell office:value-type="string" table:style-name="ce40">
            <text:p>Enter Password</text:p>
          </table:table-cell>
          <table:table-cell table:style-name="ce59"/>
          <table:table-cell office:value-type="string" table:number-columns-spanned="2" table:number-rows-spanned="2" table:style-name="ce41">
            <text:p>Error dialog is shown, advising the user that the password they entered was incorrect.</text:p>
          </table:table-cell>
          <table:covered-table-cell/>
          <table:table-cell office:value-type="string" table:number-columns-spanned="2" table:number-rows-spanned="2" table:style-name="ce42">
            <text:p>Error dialog is show, advising the user that the password they entered was incorrect.</text:p>
          </table:table-cell>
          <table:covered-table-cell/>
          <table:table-cell office:value-type="string" table:number-columns-spanned="1" table:number-rows-spanned="4" table:style-name="ce56">
            <text:p>Pass</text:p>
          </table:table-cell>
          <table:table-cell table:style-name="ce18"/>
          <table:table-cell office:value-type="string" table:number-columns-spanned="2" table:number-rows-spanned="4" table:style-name="ce30">
            <text:p>Feature complete.</text:p>
          </table:table-cell>
          <table:covered-table-cell/>
          <table:table-cell table:number-columns-repeated="16370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3">
            <text:p>Left Click on "Maintenance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69">
            <text:p>Enter no value to the textbox, and select "Add"</text:p>
          </table:table-cell>
          <table:table-cell table:style-name="ce70"/>
          <table:table-cell office:value-type="string" table:number-columns-spanned="2" table:number-rows-spanned="1" table:style-name="ce44">
            <text:p>Error dialog is shown, advising the user that the Airport name cannot be blank</text:p>
          </table:table-cell>
          <table:covered-table-cell/>
          <table:table-cell office:value-type="string" table:number-columns-spanned="2" table:number-rows-spanned="1" table:style-name="ce44">
            <text:p>Error dialog is shown, advising the user that the Airport name cannot be blank</text:p>
          </table:table-cell>
          <table:covered-table-cell/>
          <table:covered-table-cell/>
          <table:table-cell table:style-name="ce19"/>
          <table:covered-table-cell/>
          <table:covered-table-cell/>
          <table:table-cell table:number-columns-repeated="1637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69">
            <text:p>Select another airport from the combobox list, <text:s/>and left click on "Add"</text:p>
          </table:table-cell>
          <table:table-cell office:value-type="string" table:style-name="ce70">
            <text:p>An existing airport name</text:p>
          </table:table-cell>
          <table:table-cell office:value-type="string" table:number-columns-spanned="2" table:number-rows-spanned="1" table:style-name="ce45">
            <text:p>Error dialog is shown, advising the user that the Airport already exists.</text:p>
          </table:table-cell>
          <table:covered-table-cell/>
          <table:table-cell office:value-type="string" table:number-columns-spanned="2" table:number-rows-spanned="1" table:style-name="ce45">
            <text:p>Error dialog is shown, advising the user that the Airport already exists.</text:p>
          </table:table-cell>
          <table:covered-table-cell/>
          <table:covered-table-cell/>
          <table:table-cell table:style-name="ce19"/>
          <table:covered-table-cell/>
          <table:covered-table-cell/>
          <table:table-cell table:number-columns-repeated="16370"/>
        </table:table-row>
        <table:table-row table:style-name="ro13">
          <table:table-cell office:value-type="float" office:value="1.3" table:number-columns-spanned="1" table:number-rows-spanned="3" table:style-name="ce54">
            <text:p>1.3</text:p>
          </table:table-cell>
          <table:table-cell table:style-name="ce60"/>
          <table:table-cell office:value-type="string" table:number-columns-spanned="1" table:number-rows-spanned="3" table:style-name="ce54">
            <text:p>Normal</text:p>
          </table:table-cell>
          <table:table-cell office:value-type="string" table:number-columns-spanned="1" table:number-rows-spanned="3" table:style-name="ce55">
            <text:p>Unit</text:p>
          </table:table-cell>
          <table:table-cell office:value-type="string" table:number-columns-spanned="2" table:number-rows-spanned="1" table:style-name="ce35">
            <text:p>Left click on “Preview”</text:p>
          </table:table-cell>
          <table:covered-table-cell/>
          <table:table-cell office:value-type="string" table:number-columns-spanned="2" table:number-rows-spanned="1" table:style-name="ce47">
            <text:p>"Preview" form loads</text:p>
          </table:table-cell>
          <table:covered-table-cell/>
          <table:table-cell office:value-type="string" table:number-columns-spanned="2" table:number-rows-spanned="1" table:style-name="ce48">
            <text:p>"Preview" form loads</text:p>
          </table:table-cell>
          <table:covered-table-cell/>
          <table:table-cell table:number-columns-spanned="1" table:number-rows-spanned="3" table:style-name="ce61"/>
          <table:table-cell table:style-name="ce21"/>
          <table:table-cell table:number-columns-spanned="2" table:number-rows-spanned="3" table:style-name="ce31"/>
          <table:covered-table-cell/>
          <table:table-cell table:number-columns-repeated="16370"/>
        </table:table-row>
        <table:table-row table:style-name="ro13">
          <table:covered-table-cell/>
          <table:table-cell table:style-name="ce62"/>
          <table:covered-table-cell/>
          <table:covered-table-cell/>
          <table:table-cell office:value-type="string" table:number-columns-spanned="2" table:number-rows-spanned="1" table:style-name="ce44">
            <text:p>Confirm details in the TextArea match the details entered in the "Main" form</text:p>
          </table:table-cell>
          <table:covered-table-cell/>
          <table:table-cell office:value-type="string" table:number-columns-spanned="2" table:number-rows-spanned="1" table:style-name="ce43">
            <text:p>Details in the TextArea match the details</text:p>
          </table:table-cell>
          <table:covered-table-cell/>
          <table:table-cell office:value-type="string" table:number-columns-spanned="2" table:number-rows-spanned="1" table:style-name="ce43">
            <text:p>Details in the TextArea match the details</text:p>
          </table:table-cell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14">
          <table:covered-table-cell/>
          <table:table-cell table:style-name="ce62"/>
          <table:covered-table-cell/>
          <table:covered-table-cell/>
          <table:table-cell office:value-type="string" table:number-columns-spanned="2" table:number-rows-spanned="1" table:style-name="ce45">
            <text:p>Left click on “Confirm” to save changes</text:p>
          </table:table-cell>
          <table:covered-table-cell/>
          <table:table-cell office:value-type="string" table:number-columns-spanned="2" table:number-rows-spanned="1" table:style-name="ce45">
            <text:p>Details are saved to “orders.txt”</text:p>
          </table:table-cell>
          <table:covered-table-cell/>
          <table:table-cell office:value-type="string" table:number-columns-spanned="2" table:number-rows-spanned="1" table:style-name="ce45">
            <text:p>Details are saved to “orders.txt”</text:p>
          </table:table-cell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13">
          <table:table-cell office:value-type="float" office:value="1.3" table:number-columns-spanned="2" table:number-rows-spanned="5" table:style-name="ce54">
            <text:p>1.3</text:p>
          </table:table-cell>
          <table:covered-table-cell/>
          <table:table-cell office:value-type="string" table:number-columns-spanned="1" table:number-rows-spanned="5" table:style-name="ce54">
            <text:p>Abnormal</text:p>
          </table:table-cell>
          <table:table-cell office:value-type="string" table:number-columns-spanned="1" table:number-rows-spanned="5" table:style-name="ce55">
            <text:p>Unit</text:p>
          </table:table-cell>
          <table:table-cell office:value-type="string" table:number-columns-spanned="2" table:number-rows-spanned="5" table:style-name="ce46">
            <text:p>Values cannot be changed in the preview screen so no abnormal values can be entered here.</text:p>
          </table:table-cell>
          <table:covered-table-cell/>
          <table:table-cell office:value-type="string" table:number-columns-spanned="2" table:number-rows-spanned="5" table:style-name="ce64">
            <text:p>N/a</text:p>
          </table:table-cell>
          <table:covered-table-cell/>
          <table:table-cell table:style-name="ce40"/>
          <table:table-cell table:style-name="ce49"/>
          <table:table-cell office:value-type="string" table:number-columns-spanned="1" table:number-rows-spanned="5" table:style-name="ce65">
            <text:p>Pass</text:p>
          </table:table-cell>
          <table:table-cell table:style-name="ce7"/>
          <table:table-cell office:value-type="string" table:number-columns-spanned="2" table:number-rows-spanned="5" table:style-name="ce33">
            <text:p>Feature complete.</text:p>
          </table:table-cell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0"/>
          <table:table-cell table:style-name="ce51"/>
          <table:covered-table-cell/>
          <table:table-cell table:style-name="ce21"/>
          <table:covered-table-cell/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0"/>
          <table:table-cell table:style-name="ce51"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0"/>
          <table:table-cell table:style-name="ce52"/>
          <table:covered-table-cell/>
          <table:table-cell table:number-columns-spanned="1" table:number-rows-spanned="2" table:style-name="ce34"/>
          <table:covered-table-cell/>
          <table:covered-table-cell/>
          <table:table-cell table:number-columns-repeated="16370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3"/>
          <table:table-cell table:style-name="ce68"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number-rows-repeated="16" table:style-name="ro13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3" table:style-name="ro13">
          <table:table-cell table:number-columns-repeated="16384"/>
        </table:table-row>
        <table:table-row table:style-name="ro15">
          <table:table-cell table:number-columns-repeated="16384"/>
        </table:table-row>
        <table:table-row table:number-rows-repeated="1048510" table:style-name="ro13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16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month/>
      <number:text>/</number:text>
      <number:day/>
      <number:text>/</number:text>
      <number:year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iaran Maher</meta:initial-creator>
    <dc:creator>blue20</dc:creator>
    <meta:creation-date>2016-03-21T07:51:23Z</meta:creation-date>
    <dc:date>2016-03-22T15:37:02Z</dc:date>
    <meta:editing-cycles>34</meta:editing-cycles>
    <meta:editing-duration>PT1672S</meta:editing-duration>
  </office:meta>
</office:document-meta>
</file>